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2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56in" fo:break-before="auto" style:use-optimal-row-height="fals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 table:tab-color="#127622"/>
    </style: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Heading_20_2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Accent_20_3">
      <style:table-cell-properties fo:background-color="#b4c7dc"/>
    </style:style>
    <style:style style:name="ce4" style:family="table-cell" style:parent-style-name="Accent_20_3">
      <style:table-cell-properties fo:background-color="#b4c7dc" style:text-align-source="fix" style:repeat-content="false"/>
      <style:paragraph-properties fo:text-align="end" fo:margin-left="0in"/>
    </style:style>
    <style:style style:name="ce5" style:family="table-cell" style:parent-style-name="Accent_20_3">
      <style:table-cell-properties fo:background-color="#b4c7dc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3"/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table-column table:style-name="co1" table:default-cell-style-name="ce3"/>
        <table:table-column table:style-name="co2" table:number-columns-repeated="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Life’s Animal Shelter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 table:number-columns-spanned="8" table:number-rows-spanned="1">
            <text:p>September 1 through 7</text:p>
          </table:table-cell>
          <table:covered-table-cell table:number-columns-repeated="7" table:style-name="Default"/>
        </table:table-row>
        <table:table-row table:style-name="ro2">
          <table:table-cell table:style-name="Default" office:value-type="string" calcext:value-type="string">
            <text:p>Expense Categorie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s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</table:table-row>
        <table:table-row table:style-name="ro3">
          <table:table-cell office:value-type="string" calcext:value-type="string">
            <text:p>Pet nutrition</text:p>
          </table:table-cell>
          <table:table-cell office:value-type="currency" office:currency="USD" office:value="55.25" calcext:value-type="currency">
            <text:p>$55</text:p>
          </table:table-cell>
          <table:table-cell office:value-type="currency" office:currency="USD" office:value="47.5" calcext:value-type="currency">
            <text:p>$48</text:p>
          </table:table-cell>
          <table:table-cell office:value-type="currency" office:currency="USD" office:value="38.55" calcext:value-type="currency">
            <text:p>$39</text:p>
          </table:table-cell>
          <table:table-cell office:value-type="currency" office:currency="USD" office:value="27.45" calcext:value-type="currency">
            <text:p>$27</text:p>
          </table:table-cell>
          <table:table-cell office:value-type="currency" office:currency="USD" office:value="42.5" calcext:value-type="currency">
            <text:p>$43</text:p>
          </table:table-cell>
          <table:table-cell office:value-type="currency" office:currency="USD" office:value="35.25" calcext:value-type="currency">
            <text:p>$35</text:p>
          </table:table-cell>
          <table:table-cell office:value-type="currency" office:currency="USD" office:value="51.75" calcext:value-type="currency">
            <text:p>$52</text:p>
          </table:table-cell>
        </table:table-row>
        <table:table-row table:style-name="ro3">
          <table:table-cell office:value-type="string" calcext:value-type="string">
            <text:p>Veterinary supplies</text:p>
          </table:table-cell>
          <table:table-cell office:value-type="currency" office:currency="USD" office:value="27.85" calcext:value-type="currency">
            <text:p>$28</text:p>
          </table:table-cell>
          <table:table-cell office:value-type="currency" office:currency="USD" office:value="32.35" calcext:value-type="currency">
            <text:p>$32</text:p>
          </table:table-cell>
          <table:table-cell office:value-type="currency" office:currency="USD" office:value="35" calcext:value-type="currency">
            <text:p>$35</text:p>
          </table:table-cell>
          <table:table-cell office:value-type="currency" office:currency="USD" office:value="25" calcext:value-type="currency">
            <text:p>$25</text:p>
          </table:table-cell>
          <table:table-cell office:value-type="currency" office:currency="USD" office:value="28.5" calcext:value-type="currency">
            <text:p>$29</text:p>
          </table:table-cell>
          <table:table-cell office:value-type="currency" office:currency="USD" office:value="38.75" calcext:value-type="currency">
            <text:p>$39</text:p>
          </table:table-cell>
          <table:table-cell office:value-type="currency" office:currency="USD" office:value="44.85" calcext:value-type="currency">
            <text:p>$45</text:p>
          </table:table-cell>
        </table:table-row>
        <table:table-row table:style-name="ro3">
          <table:table-cell office:value-type="string" calcext:value-type="string">
            <text:p>Shelter supplies</text:p>
          </table:table-cell>
          <table:table-cell office:value-type="currency" office:currency="USD" office:value="78" calcext:value-type="currency">
            <text:p>$78</text:p>
          </table:table-cell>
          <table:table-cell office:value-type="currency" office:currency="USD" office:value="56.45" calcext:value-type="currency">
            <text:p>$56</text:p>
          </table:table-cell>
          <table:table-cell office:value-type="currency" office:currency="USD" office:value="65.35" calcext:value-type="currency">
            <text:p>$65</text:p>
          </table:table-cell>
          <table:table-cell office:value-type="currency" office:currency="USD" office:value="55" calcext:value-type="currency">
            <text:p>$55</text:p>
          </table:table-cell>
          <table:table-cell office:value-type="currency" office:currency="USD" office:value="70" calcext:value-type="currency">
            <text:p>$70</text:p>
          </table:table-cell>
          <table:table-cell office:value-type="currency" office:currency="USD" office:value="60.25" calcext:value-type="currency">
            <text:p>$60</text:p>
          </table:table-cell>
          <table:table-cell office:value-type="currency" office:currency="USD" office:value="45.35" calcext:value-type="currency">
            <text:p>$45</text:p>
          </table:table-cell>
        </table:table-row>
        <table:table-row table:style-name="ro3">
          <table:table-cell office:value-type="string" calcext:value-type="string">
            <text:p>Salaries and wages</text:p>
          </table:table-cell>
          <table:table-cell office:value-type="currency" office:currency="USD" office:value="475" calcext:value-type="currency">
            <text:p>$475</text:p>
          </table:table-cell>
          <table:table-cell office:value-type="currency" office:currency="USD" office:value="476" calcext:value-type="currency">
            <text:p>$476</text:p>
          </table:table-cell>
          <table:table-cell office:value-type="currency" office:currency="USD" office:value="477" calcext:value-type="currency">
            <text:p>$477</text:p>
          </table:table-cell>
          <table:table-cell office:value-type="currency" office:currency="USD" office:value="478" calcext:value-type="currency">
            <text:p>$478</text:p>
          </table:table-cell>
          <table:table-cell office:value-type="currency" office:currency="USD" office:value="479" calcext:value-type="currency">
            <text:p>$479</text:p>
          </table:table-cell>
          <table:table-cell office:value-type="currency" office:currency="USD" office:value="480" calcext:value-type="currency">
            <text:p>$480</text:p>
          </table:table-cell>
          <table:table-cell office:value-type="currency" office:currency="USD" office:value="481" calcext:value-type="currency">
            <text:p>$481</text:p>
          </table:table-cell>
        </table:table-row>
        <table:table-row table:style-name="ro3">
          <table:table-cell office:value-type="string" calcext:value-type="string">
            <text:p>Cages and equipment</text:p>
          </table:table-cell>
          <table:table-cell table:number-columns-repeated="2" office:value-type="currency" office:currency="USD" office:value="35" calcext:value-type="currency">
            <text:p>$35</text:p>
          </table:table-cell>
          <table:table-cell office:value-type="currency" office:currency="USD" office:value="25" calcext:value-type="currency">
            <text:p>$25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35" calcext:value-type="currency">
            <text:p>$35</text:p>
          </table:table-cell>
          <table:table-cell office:value-type="currency" office:currency="USD" office:value="40" calcext:value-type="currency">
            <text:p>$40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office:value-type="currency" office:currency="USD" office:value="45" calcext:value-type="currency">
            <text:p>$45</text:p>
          </table:table-cell>
          <table:table-cell office:value-type="currency" office:currency="USD" office:value="46" calcext:value-type="currency">
            <text:p>$46</text:p>
          </table:table-cell>
          <table:table-cell office:value-type="currency" office:currency="USD" office:value="47" calcext:value-type="currency">
            <text:p>$47</text:p>
          </table:table-cell>
          <table:table-cell office:value-type="currency" office:currency="USD" office:value="48" calcext:value-type="currency">
            <text:p>$48</text:p>
          </table:table-cell>
          <table:table-cell office:value-type="currency" office:currency="USD" office:value="49" calcext:value-type="currency">
            <text:p>$49</text:p>
          </table:table-cell>
          <table:table-cell office:value-type="currency" office:currency="USD" office:value="50" calcext:value-type="currency">
            <text:p>$50</text:p>
          </table:table-cell>
          <table:table-cell office:value-type="currency" office:currency="USD" office:value="51" calcext:value-type="currency">
            <text:p>$51</text:p>
          </table:table-cell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formula="of:=SUM([.B5:.B10])" office:value-type="currency" office:currency="USD" office:value="716.1" calcext:value-type="currency">
            <text:p>$716</text:p>
          </table:table-cell>
          <table:table-cell table:formula="of:=SUM([.C5:.C10])" office:value-type="currency" office:currency="USD" office:value="693.3" calcext:value-type="currency">
            <text:p>$693</text:p>
          </table:table-cell>
          <table:table-cell table:formula="of:=SUM([.D5:.D10])" office:value-type="currency" office:currency="USD" office:value="687.9" calcext:value-type="currency">
            <text:p>$688</text:p>
          </table:table-cell>
          <table:table-cell table:formula="of:=SUM([.E5:.E10])" office:value-type="currency" office:currency="USD" office:value="633.45" calcext:value-type="currency">
            <text:p>$633</text:p>
          </table:table-cell>
          <table:table-cell table:formula="of:=SUM([.F5:.F10])" office:value-type="currency" office:currency="USD" office:value="669" calcext:value-type="currency">
            <text:p>$669</text:p>
          </table:table-cell>
          <table:table-cell table:formula="of:=SUM([.G5:.G10])" office:value-type="currency" office:currency="USD" office:value="699.25" calcext:value-type="currency">
            <text:p>$699</text:p>
          </table:table-cell>
          <table:table-cell table:formula="of:=SUM([.H5:.H10])" office:value-type="currency" office:currency="USD" office:value="713.95" calcext:value-type="currency">
            <text:p>$714</text:p>
          </table:table-cell>
        </table:table-row>
      </table:table>
      <table:table table:name="Week 2" table:style-name="ta2">
        <table:table-column table:style-name="co3" table:default-cell-style-name="ce3"/>
        <table:table-column table:style-name="co2" table:number-columns-repeated="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Life’s Animal Shelter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 table:number-columns-spanned="8" table:number-rows-spanned="1">
            <text:p>September 8 through 14</text:p>
          </table:table-cell>
          <table:covered-table-cell table:number-columns-repeated="7" table:style-name="Default"/>
        </table:table-row>
        <table:table-row table:style-name="ro2">
          <table:table-cell table:style-name="Default" office:value-type="string" calcext:value-type="string">
            <text:p>Expense Categorie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s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</table:table-row>
        <table:table-row table:style-name="ro3">
          <table:table-cell office:value-type="string" calcext:value-type="string">
            <text:p>Pet nutritio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eterinary suppli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helter suppli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alaries and wage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4T23:31:22.324146516</meta:creation-date>
    <meta:generator>LibreOffice/7.3.5.2$MacOSX_AARCH64 LibreOffice_project/184fe81b8c8c30d8b5082578aee2fed2ea847c01</meta:generator>
    <dc:date>2022-08-05T00:48:53.830051522</dc:date>
    <meta:editing-duration>PT25M38S</meta:editing-duration>
    <meta:editing-cycles>1</meta:editing-cycles>
    <meta:document-statistic meta:table-count="2" meta:cell-count="82" meta:object-count="0"/>
  </office:meta>
</office:document-meta>
</file>